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rial Narrow" svg:font-family="Arial Narrow"/>
    <style:font-face style:name="SimSun" svg:font-family="SimSun"/>
    <style:font-face style:name="Times New Roman" svg:font-family="Times New Roman"/>
    <style:font-face style:name="Calibri" svg:font-family="Calibri"/>
    <style:font-face style:name="Arial" svg:font-family="Arial"/>
    <style:font-face style:name="Courier New" svg:font-family="Courier New"/>
    <style:font-face style:name="Wingdings" svg:font-family="Wingdings"/>
    <style:font-face style:name="Symbol" svg:font-family="Symbol"/>
    <style:font-face style:name="Arial Black" svg:font-family="Arial Black"/>
    <style:font-face style:name="SimHei" svg:font-family="SimHei"/>
    <style:font-face style:name="Cambria" svg:font-family="Cambria"/>
  </office:font-face-decls>
  <office:automatic-styles>
    <text:list-style style:name="tech-list">
      <text:list-level-style-bullet text:style-name="WW_Chartech-listLVL1" text:level="1" text:bullet-char="•">
        <style:list-level-properties text:space-before="0.00mm" text:min-label-width="6.35mm" text:list-level-position-and-space-mode="label-alignment">
          <style:list-level-label-alignment text:label-followed-by="listtab" fo:margin-left="12.70mm" fo:text-indent="-6.35mm"/>
        </style:list-level-properties>
        <style:text-properties style:font-name="Arial"/>
      </text:list-level-style-bullet>
    </text:list-style>
    <style:style style:name="heading-1" style:parent-style-name="Heading1"/>
    <style:style style:name="heading-2" style:parent-style-name="Heading2"/>
    <style:style style:name="message" style:family="paragraph">
      <style:paragraph-properties fo:text-align="center" fo:padding="1.00mm" fo:margin-top="2.00mm" fo:text-indent="0.00mm" fo:border="0.20mm solid #000000">
        <style:tab-stops/>
      </style:paragraph-properties>
      <style:text-properties fo:font-weight="bold" style:font-name="Arial Narrow" style:font-style="italic" fo:font-size="4.20mm"/>
    </style:style>
    <style:style style:name="contact" style:parent-style-name="Normal" style:family="paragraph">
      <style:paragraph-properties style:snap-to-layout-grid="false" fo:text-align="end" fo:margin-bottom="0.00mm" style:line-height-at-least="0.50mm" fo:margin-left="0.20mm" fo:margin-right="-0.26mm" fo:text-indent="-0.20mm">
        <style:tab-stops/>
      </style:paragraph-properties>
      <style:text-properties style:font-name="Arial Narrow" fo:font-size="4.20mm"/>
    </style:style>
    <style:style style:name="mobile-link" style:family="text">
      <style:text-properties/>
    </style:style>
    <style:style style:name="head-link" style:family="text">
      <style:text-properties style:font-name="Arial Narrow" fo:font-style="italic" fo:font-size="4.20mm" style:text-underline-type="single" style:text-underline-style="solid" style:text-underline-width="auto" style:text-underline-mode="continuous" style:text-underline-color="#000000"/>
    </style:style>
    <style:style style:name="buffer" style:family="paragraph">
      <style:paragraph-properties fo:font-size="30.00mm" fo:margin-bottom="0.00mm"/>
    </style:style>
    <style:style style:name="sect-tech" style:family="section">
      <style:section-properties fo:margin-left="0.00mm" fo:margin-right="0.00mm" fo:padding-bottom="30.00mm" style:writing-mode="lr-tb">
        <style:columns fo:column-count="5" fo:column-gap="1.27mm"/>
      </style:section-properties>
    </style:style>
    <style:style style:name="tech-skill" style:family="paragraph">
      <style:paragraph-properties fo:margin-bottom="0.00mm" fo:margin-left="2.55mm" fo:text-indent="0.00mm">
        <style:tab-stops/>
      </style:paragraph-properties>
      <style:text-properties style:font-name="Arial Narrow" fo:font-size="4.20mm"/>
    </style:style>
    <style:style style:name="edu-text" style:parent-style-name="Normal" style:family="paragraph">
      <style:paragraph-properties style:snap-to-layout-grid="false" fo:margin-bottom="0.00mm" style:line-height-at-least="0.50mm"/>
      <style:text-properties style:font-name="Arial Narrow" fo:font-style="italic"/>
    </style:style>
    <style:style style:name="date-cell" style:family="table-cell">
      <style:table-cell-properties fo:border-top="none" fo:border-left="0.20mm dashed #000000" fo:border-bottom="none" fo:border-right="none" style:writing-mode="lr-tb" fo:padding-top="0.00mm" fo:padding-left="2.00mm" fo:padding-bottom="0.00mm" fo:padding-right="0.00mm"/>
    </style:style>
    <style:style style:name="date" style:parent-style-name="Normal" style:family="paragraph">
      <style:paragraph-properties style:snap-to-layout-grid="false" fo:margin-top="0.00mm" fo:margin-bottom="0.00mm" style:line-height-at-least="0.50mm" fo:margin-left="3.00mm" fo:margin-right="-0.35mm">
        <style:tab-stops/>
      </style:paragraph-properties>
      <style:text-properties style:font-name="Arial Narrow" fo:font-size="4.20mm"/>
    </style:style>
    <style:style style:name="edu-title" style:parent-style-name="Normal" style:family="paragraph">
      <style:paragraph-properties style:snap-to-layout-grid="false" fo:margin-top="0.00mm" fo:margin-bottom="0.00mm" style:line-height-at-least="0.50mm" fo:margin-right="-0.35mm"/>
      <style:text-properties style:font-name="Arial Narrow" fo:font-size="4.20mm" style:text-underline-type="single" style:text-underline-style="solid" style:text-underline-width="auto" style:text-underline-mode="continuous" style:text-underline-color="#000000"/>
    </style:style>
    <style:style style:name="edu-sub" style:family="text">
      <style:text-properties style:font-name="Arial Narrow" style:text-underline-type="none" fo:font-style="italic" fo:font-size="3.5mm"/>
    </style:style>
    <style:style style:name="proj-head" style:parent-style-name="Normal" style:family="paragraph">
      <style:paragraph-properties style:snap-to-layout-grid="false" fo:margin-bottom="1.00mm" style:line-height-at-least="0.50mm" fo:margin-right="5.00mm"/>
      <style:text-properties style:font-name="Arial Narrow" fo:font-size="4.20mm"/>
    </style:style>
    <style:style style:name="proj-title" style:family="text">
      <style:text-properties style:font-name="Arial Narrow" fo:font-size="4.20mm" style:text-underline-type="single" style:text-underline-style="solid" style:text-underline-width="auto" style:text-underline-mode="continuous" style:text-underline-color="#000000"/>
    </style:style>
    <text:list-style style:name="proj-list">
      <text:list-level-style-bullet text:level="1" text:style-name="WW_Charproj-listLVL1" text:bullet-char="-">
        <style:list-level-properties text:space-before="0.35mm" text:min-label-width="2.35mm" text:list-level-position-and-space-mode="label-alignment">
          <style:list-level-label-alignment text:label-followed-by="listtab" fo:margin-left="12.70mm" fo:text-indent="1.00mm"/>
        </style:list-level-properties>
        <style:text-properties style:font-name="Arial Narrow"/>
      </text:list-level-style-bullet>
    </text:list-style>
    <style:style style:name="proj-desc" style:family="paragraph">
      <style:paragraph-properties style:snap-to-layout-grid="false" fo:margin-bottom="0.00mm" style:line-height-at-least="0.50mm" fo:margin-left="0mm" fo:margin-right="0.00mm">
        <style:tab-stops/>
      </style:paragraph-properties>
      <style:text-properties style:font-name="Arial Narrow" fo:font-style="italic"/>
    </style:style>
    <style:style style:name="sect-data" style:family="table-column">
      <style:table-column-properties style:column-width="150.00mm"/>
    </style:style>
    <style:style style:name="sect-date" style:family="table-column">
      <style:table-column-properties style:column-width="35.00mm"/>
    </style:style>
    <style:style style:name="sect-row" style:family="table-row">
      <style:table-row-properties style:min-row-height="0.35mm"/>
    </style:style>
    <style:style style:name="sect-cell" style:family="table-cell">
      <style:table-cell-properties fo:border-top="none" fo:border-left="none" fo:border-bottom="none" fo:border-right="0.20mm dashed #000000" style:writing-mode="lr-tb" fo:padding-top="0.00mm" fo:padding-left="2.00mm" fo:padding-bottom="5.08mm" fo:padding-right="0.00mm"/>
    </style:style>
    <style:style style:name="work-title" style:family="text">
      <style:paragraph-properties style:font-name="Arial Narrow" fo:font-size="4.20mm" fo:margin-bottom="0.00mm" style:line-height-at-least="0.50mm" fo:margin-left="0.20mm" fo:margin-right="-0.26mm" fo:text-indent="-0.20mm">
        <style:tab-stops/>
      </style:paragraph-properties>
      <style:text-properties style:font-name="Arial Narrow" fo:font-size="4.20mm" style:text-underline-type="single" style:text-underline-style="solid" style:text-underline-width="auto" style:text-underline-mode="continuous" style:text-underline-color="#000000" style:snap-to-layout-grid="false"/>
    </style:style>
    <style:style style:name="work-sub" style:family="text">
      <style:text-properties style:text-underline-type="none" style:font-name="Arial Narrow" fo:font-style="italic" fo:font-size="3.5mm"/>
    </style:style>
    <style:style style:name="work-desc" style:parent-style-name="Normal" style:family="paragraph">
      <style:paragraph-properties style:snap-to-layout-grid="false" fo:margin-bottom="0.00mm" style:line-height-at-least="0.50mm"/>
      <style:text-properties style:font-name="Arial Narrow" fo:font-style="italic"/>
    </style:style>
  </office:automatic-styles>
  <office:body>
    <office:text text:use-soft-page-breaks="true">
      <text:h text:style-name="heading-1" text:outline-level="1">Ahmed "VisualPlugin" Abo-Shadi<text:tab/>
			</text:h>
      <text:p text:style-name="contact">
				<text:a xlink:href="tel:+17144635142">
					<text:span text:style-name="mobile-link">+1 (714) 463 5142</text:span>
				</text:a>
				<text:a xlink:href="http://www.github.com/Windows81">
					<text:span text:style-name="head-link">www.github.com/Windows81</text:span>
				</text:a>
				<text:a xlink:href="mailto:aboshadi.n.ahmed@gmail.com">
					<text:span text:style-name="head-link">aboshadi.n.ahmed@gmail.com</text:span>
				</text:a>
			</text:p>
      <text:p text:style-name="message">I am available for a full-time position (remote or in-person) from September 2023 within Orange County, California.<text:line-break/>I would love to work for a software company which promotes social good and nurtures coöperative relationships.</text:p>
      <text:h text:style-name="heading-2">Technical Skills</text:h>
      <text:section text:style-name="sect-tech">
        <text:list text:style-name="tech-list" text:continue-numbering="true">
          <text:list-item>
            <text:p text:style-name="tech-skill">Node.JS</text:p>
          </text:list-item>
          <text:list-item>
            <text:p text:style-name="tech-skill">HTML5/CSS3</text:p>
          </text:list-item>
          <text:list-item>
            <text:p text:style-name="tech-skill">Python</text:p>
          </text:list-item>
          <text:list-item>
            <text:p text:style-name="tech-skill">PowerShell</text:p>
          </text:list-item>
          <text:list-item>
            <text:p text:style-name="tech-skill">FFMPEG</text:p>
          </text:list-item>
          <text:list-item>
            <text:p text:style-name="tech-skill">GNU/Linux</text:p>
          </text:list-item>
          <text:list-item>
            <text:p text:style-name="tech-skill">Bash</text:p>
          </text:list-item>
          <text:list-item>
            <text:p text:style-name="tech-skill">C++</text:p>
          </text:list-item>
          <text:list-item>
            <text:p text:style-name="tech-skill">C# (.NET)</text:p>
          </text:list-item>
          <text:list-item>
            <text:p text:style-name="tech-skill">Roblox Lua(u)</text:p>
          </text:list-item>
          <text:list-item>
            <text:p text:style-name="tech-skill">Affinity Photo</text:p>
          </text:list-item>
          <text:list-item>
            <text:p text:style-name="tech-skill">PHP</text:p>
          </text:list-item>
          <text:list-item>
            <text:p text:style-name="tech-skill">FL Studio</text:p>
          </text:list-item>
          <text:list-item>
            <text:p text:style-name="tech-skill">MySQL</text:p>
          </text:list-item>
          <text:list-item>
            <text:p text:style-name="tech-skill">Microsoft Office</text:p>
          </text:list-item>
          <text:list-item>
            <text:p text:style-name="tech-skill">Shotcut</text:p>
          </text:list-item>
          <text:list-item>
            <text:p text:style-name="tech-skill">Blender</text:p>
          </text:list-item>
          <text:list-item>
            <text:p text:style-name="tech-skill">VS Code</text:p>
          </text:list-item>
          <text:list-item>
            <text:p text:style-name="tech-skill">OBS Studio</text:p>
          </text:list-item>
          <text:list-item>
            <text:p text:style-name="tech-skill">OpenDocument</text:p>
          </text:list-item>
        </text:list>
      </text:section>
      <text:p text:style-name="buffer"/>
      <text:soft-page-break/>
      <text:h text:style-name="heading-2">Education</text:h>
      <table:table>
        <table:table-columns>
          <table:table-column table:style-name="sect-data"/>
          <table:table-column table:style-name="sect-date"/>
        </table:table-columns>
        <table:table-row table:style-name="sect-row">
          <table:table-cell table:style-name="sect-cell">
            <text:p text:style-name="edu-title">University of California, Irvine<text:span text:style-name="edu-sub"> – 3.64 GPA and rising</text:span>
						</text:p>
            <text:p text:style-name="edu-text">BS in Software Engineering at the school of Informatics &amp; Computer Science by 2025.</text:p>
            <text:p text:style-name="edu-text">Participated at ACM; devised/presented solutions for LeetCode problems.</text:p>
            <text:p text:style-name="edu-text">Started course track for M.S. in Software Engineering programme.</text:p>
          </table:table-cell>
          <table:table-cell table:style-name="date-cell">
            <text:p text:style-name="date">June 2023</text:p>
          </table:table-cell>
        </table:table-row>
        <table:table-row table:style-name="sect-row">
          <table:table-cell table:style-name="sect-cell">
            <text:p text:style-name="edu-title">Santiago Canyon College<text:span text:style-name="edu-sub"> – 3.6 GPA (4.0 in major)</text:span>
						</text:p>
            <text:p text:style-name="edu-text">Majored in Computer Science; graduated with an A.A. in Liberal Arts.</text:p>
            <text:p text:style-name="edu-text">Took courses in data structures; enrolled in STEM Academy.</text:p>
          </table:table-cell>
          <table:table-cell table:style-name="date-cell">
            <text:p text:style-name="date">May 2020</text:p>
          </table:table-cell>
        </table:table-row>
      </table:table>
      <text:soft-page-break/>
      <text:h text:style-name="heading-2">Projects</text:h>
      <table:table>
        <table:table-columns>
          <table:table-column table:style-name="sect-data"/>
          <table:table-column table:style-name="sect-date"/>
        </table:table-columns>
        <!-- PROJECTS START -->
        <table:table-row table:style-name="sect-row">
          <table:table-cell table:style-name="sect-cell">
            <text:p text:style-name="proj-head">
							<text:span text:style-name="proj-title">Rōblox Script Executor</text:span> is a command-line interface that makes running scripts on Roblox.</text:p>
            <text:list text:style-name="proj-list" text:continue-numbering="true">
              <text:list-item>
                <text:p text:style-name="proj-desc">Built a custom syntax for script execution in Roblox on top of the existing Luau language.</text:p>
              </text:list-item>
              <text:list-item>
                <text:p text:style-name="proj-desc">Introduced per-script parameterization, when a normal GUI wouldn't make it that easy for users.</text:p>
              </text:list-item>
              <text:list-item>
                <text:p text:style-name="proj-desc">Created 142 predefined scripts in a sister repository, many of whuch have help pages.</text:p>
              </text:list-item>
            </text:list>
          </table:table-cell>
          <table:table-cell table:style-name="date-cell">
            <text:p text:style-name="date">2022-07 ∕ Present</text:p>
          </table:table-cell>
        </table:table-row>
        <table:table-row table:style-name="sect-row">
          <table:table-cell table:style-name="sect-cell">
            <text:p text:style-name="proj-head">
							<text:span text:style-name="proj-title">Rōblox Custom Catalogue</text:span> was a prospective Free marketplace licenced under the GNU GPL.</text:p>
            <text:list text:style-name="proj-list" text:continue-numbering="true">
              <text:list-item>
                <text:p text:style-name="proj-desc">Drafted a sleek and modern user interface for the using Rōblox Studio, sans 3rd-party libraries.</text:p>
              </text:list-item>
              <text:list-item>
                <text:p text:style-name="proj-desc">Allows users to sell hats, accessories, and packages outside the official Rōblox avatar store.</text:p>
              </text:list-item>
            </text:list>
          </table:table-cell>
          <table:table-cell table:style-name="date-cell">
            <text:p text:style-name="date">2021-06 ∕ 2022-05</text:p>
          </table:table-cell>
        </table:table-row>
        <table:table-row table:style-name="sect-row">
          <table:table-cell table:style-name="sect-cell">
            <text:p text:style-name="proj-head">
							<text:span text:style-name="proj-title">Screwdja-YuJa</text:span> was a severe vulnerability in YuJa's API.</text:p>
            <text:list text:style-name="proj-list" text:continue-numbering="true">
              <text:list-item>
                <text:p text:style-name="proj-desc">Allowed accessing all saved videos and their respective metadata.</text:p>
              </text:list-item>
              <text:list-item>
                <text:p text:style-name="proj-desc">Developed a Python script that scraped metadata from YuJa and stored it in a SQLite file.</text:p>
              </text:list-item>
              <text:list-item>
                <text:p text:style-name="proj-desc">Reported to YuJa and found the exploit to be resolved after ~2 days.</text:p>
              </text:list-item>
            </text:list>
          </table:table-cell>
          <table:table-cell table:style-name="date-cell">
            <text:p text:style-name="date">2022-12</text:p>
          </table:table-cell>
        </table:table-row>
        <table:table-row table:style-name="sect-row">
          <table:table-cell table:style-name="sect-cell">
            <text:p text:style-name="proj-head">
							<text:span text:style-name="proj-title">Time is Musical</text:span> is a musical adaptation of the WWV time station.</text:p>
            <text:list text:style-name="proj-list" text:continue-numbering="true">
              <text:list-item>
                <text:p text:style-name="proj-desc">Plays a unique index-based composition of five loops every minute of the day.</text:p>
              </text:list-item>
              <text:list-item>
                <text:p text:style-name="proj-desc">Produced 42 unique synth loops using FL Studio 20.</text:p>
              </text:list-item>
              <text:list-item>
                <text:p text:style-name="proj-desc">Constructed Python script to generate stream parameters.</text:p>
              </text:list-item>
              <text:list-item>
                <text:p text:style-name="proj-desc">Streamed live on YouTube using FFmpeg's lavfi filter.</text:p>
              </text:list-item>
            </text:list>
          </table:table-cell>
          <table:table-cell table:style-name="date-cell">
            <text:p text:style-name="date">2021-05 / 2022-02</text:p>
          </table:table-cell>
        </table:table-row>
        <table:table-row table:style-name="sect-row">
          <table:table-cell table:style-name="sect-cell">
            <text:p text:style-name="proj-head">
							<text:span text:style-name="proj-title">Webhooky</text:span> was a lightweight, database-driven webhook proxy project intended for ROBLOX games to interact with Discord's webhook API.</text:p>
            <text:list text:style-name="proj-list" text:continue-numbering="true">
              <text:list-item>
                <text:p text:style-name="proj-desc">Made use of PHP, MySQL, and PHPMyAdmin to process and store request logs.</text:p>
              </text:list-item>
              <text:list-item>
                <text:p text:style-name="proj-desc">Over 200 game developers used the service to help transfer data to Discord.</text:p>
              </text:list-item>
            </text:list>
          </table:table-cell>
          <table:table-cell table:style-name="date-cell">
            <text:p text:style-name="date">2018-02 / 2019-09</text:p>
          </table:table-cell>
        </table:table-row>
        <table:table-row table:style-name="sect-row">
          <table:table-cell table:style-name="sect-cell">
            <text:p text:style-name="proj-head">
							<text:span text:style-name="proj-title">Windows81.github.io</text:span> is a personal website hosted on GitHub Pages.</text:p>
            <text:list text:style-name="proj-list" text:continue-numbering="true">
              <text:list-item>
                <text:p text:style-name="proj-desc">Compiles my creative 3D-showcasing work on Rōblox.</text:p>
              </text:list-item>
              <text:list-item>
                <text:p text:style-name="proj-desc">Incorporates elements of responsive philosophy.</text:p>
              </text:list-item>
              <text:list-item>
                <text:p text:style-name="proj-desc">Hand-coded using HTML and CSS, sans third-party frameworks.</text:p>
              </text:list-item>
            </text:list>
          </table:table-cell>
          <table:table-cell table:style-name="date-cell">
            <text:p text:style-name="date">2020-05</text:p>
          </table:table-cell>
        </table:table-row>
        <!-- PROJECTS END -->
      </table:table>
      <text:soft-page-break/>
      <text:h text:style-name="heading-2">Work/Community Experience</text:h>
      <table:table>
        <table:table-columns>
          <table:table-column table:style-name="sect-data"/>
          <table:table-column table:style-name="sect-date"/>
        </table:table-columns>
        <table:table-row table:style-name="sect-row">
          <table:table-cell table:style-name="sect-cell">
            <text:p text:style-name="work-title">Rōblox Tutor at IIOC Community Center</text:p>
            <text:p text:style-name="work-desc">Preparing a cirriculum for basic and intermediate Rōblox development</text:p>
            <text:p text:style-name="work-desc">Establishing an audience of students aged approx. 8 through 11.</text:p>
            <text:p text:style-name="work-desc">Carefully selected an adequate pricing scheme according to market value.</text:p>
          </table:table-cell>
          <table:table-cell table:style-name="date-cell">
            <text:p text:style-name="date">2023-06 ∕ 2023-08</text:p>
          </table:table-cell>
        </table:table-row>
        <table:table-row table:style-name="sect-row">
          <table:table-cell table:style-name="sect-cell">
            <text:p text:style-name="work-title">Graphic Designer @ Islamic Institute of Orange County et al.</text:p>
            <text:p text:style-name="work-desc">Advertised social events with non-profits, such as Islamic Institute of Orange County and Sabil USA.</text:p>
            <text:p text:style-name="work-desc">Designed real-estate marketing materials for Berkshire Hathaway agents.</text:p>
            <text:p text:style-name="work-desc">Commissioned to design over 20 event fliers for non-profit organizations.</text:p>
          </table:table-cell>
          <table:table-cell table:style-name="date-cell">
            <text:p text:style-name="date">2016-04 ∕ 2020-03</text:p>
          </table:table-cell>
        </table:table-row>
        <table:table-row table:style-name="sect-row">
          <table:table-cell table:style-name="sect-cell">
            <text:p text:style-name="work-title">Internship @ CSU Fullerton<text:span text:style-name="work-sub"> – under the Val Tech Program.</text:span>
						</text:p>
            <text:p text:style-name="work-desc">Assisted in the development of a brain-computer interface with graduate students.</text:p>
            <text:p text:style-name="work-desc">Designed user interface for mock-up calibration procedure.</text:p>
            <text:p text:style-name="work-desc">Project coordinated by Professor Kiran George, PhD.</text:p>
          </table:table-cell>
          <table:table-cell table:style-name="date-cell">
            <text:p text:style-name="date">2017-09 ∕ 2018-05</text:p>
          </table:table-cell>
        </table:table-row>
        <table:table-row table:style-name="sect-row">
          <table:table-cell table:style-name="sect-cell">
            <text:p text:style-name="work-title">Professional Engineering Course Center</text:p>
            <text:p text:style-name="work-desc">Consulted in provisioning GNU/Linux file servers for office use using Ubuntu and Samba.</text:p>
            <text:p text:style-name="work-desc">Assisted in architectural and structural design plans of commercial and industrial sites.</text:p>
          </table:table-cell>
          <table:table-cell table:style-name="date-cell">
            <text:p text:style-name="date">ON CALL</text:p>
          </table:table-cell>
        </table:table-row>
      </table:table>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rial Narrow" svg:font-family="Arial Narrow"/>
    <style:font-face style:name="SimSun" svg:font-family="SimSun"/>
    <style:font-face style:name="Times New Roman" svg:font-family="Times New Roman"/>
    <style:font-face style:name="Calibri" svg:font-family="Calibri"/>
    <style:font-face style:name="Arial" svg:font-family="Arial"/>
    <style:font-face style:name="Courier New" svg:font-family="Courier New"/>
    <style:font-face style:name="Wingdings" svg:font-family="Wingdings"/>
    <style:font-face style:name="Symbol" svg:font-family="Symbol"/>
    <style:font-face style:name="Arial Black" svg:font-family="Arial Black"/>
    <style:font-face style:name="SimHei" svg:font-family="SimHei"/>
    <style:font-face style:name="Cambria" svg:font-family="Cambria"/>
  </office:font-face-decls>
  <office:styles>
    <style:default-style style:family="table">
      <style:table-properties fo:margin-left="0.00mm" table:border-model="collapsing" table:align="left"/>
    </style:default-style>
    <style:default-style style:family="table-column">
      <style:table-column-properties style:use-optimal-column-width="true"/>
    </style:default-style>
    <style:default-style style:family="table-row">
      <style:table-row-properties style:min-row-height="0.00mm" style:use-optimal-row-height="true" fo:keep-together="auto"/>
    </style:default-style>
    <style:default-style style:family="table-cell">
      <style:table-cell-properties style:glyph-orientation-vertical="auto" style:vertical-align="top" fo:wrap-option="wrap"/>
    </style:default-style>
    <style:default-style style:family="paragraph">
      <style:paragraph-properties fo:keep-with-next="auto" fo:keep-together="auto" fo:widows="2" fo:orphans="2" fo:break-before="auto" text:number-lines="true" fo:border="none" fo:padding="0.00mm" style:shadow="none" style:line-break="strict" style:punctuation-wrap="hanging" style:text-autospace="ideograph-alpha" style:snap-to-layout-grid="true" fo:text-align="start" style:vertical-align="auto" fo:margin-bottom="2.82mm" fo:line-height="104%" style:tab-stop-distance="5.00mm"/>
      <style:text-properties style:font-name="Arial Narrow" style:font-name-complex="Times New Roman" fo:font-weight="normal" style:font-weight-complex="normal" fo:font-style="normal" style:font-style-complex="normal" fo:text-transform="none" fo:font-variant="normal" style:text-line-through-type="none" style:text-outline="false" style:font-relief="none" style:use-window-font-color="true" fo:letter-spacing="normal" style:text-scale="100%" style:letter-kerning="false" style:text-position="0% 100%" fo:font-size="3.9mm" style:text-underline-type="none" style:text-underline-color="font-color" style:text-emphasize="none" fo:language="en" fo:country="GB" style:language-complex="ar" style:country-complex="SA" style:text-combine="none" fo:hyphenate="true"/>
    </style:default-style>
    <style:style style:name="Heading1" style:display-name="Heading 1" style:family="paragraph" style:master-page-name="MP0" style:next-style-name="Normal" style:default-outline-level="1">
      <style:paragraph-properties fo:break-before="page" style:snap-to-layout-grid="false" fo:margin-left="-0.30mm" fo:text-indent="0.00mm" fo:keep-with-next="always" fo:keep-together="always" fo:margin-bottom="0.00mm" fo:line-height="70%">
        <style:tab-stops>
          <style:tab-stop style:type="right" style:position="190.82mm"/>
        </style:tab-stops>
      </style:paragraph-properties>
      <style:text-properties style:font-name="Arial Black" fo:font-weight="bold" fo:color="#000000" fo:font-size="5.6mm" style:text-underline-type="single" style:text-underline-style="solid" style:text-underline-width="auto" style:text-underline-mode="continuous" style:text-underline-color="#000000" fo:hyphenate="false"/>
    </style:style>
    <style:style style:name="Heading2" style:display-name="Heading 2" style:family="paragraph" style:next-style-name="Normal" style:default-outline-level="2">
      <style:paragraph-properties style:snap-to-layout-grid="false" fo:margin-top="0.00mm" fo:keep-with-next="always" fo:keep-together="always" fo:margin-bottom="1.00mm" fo:line-height="100%" fo:margin-left="0.00mm" fo:text-indent="-0.18mm">
        <style:tab-stops/>
      </style:paragraph-properties>
      <style:text-properties style:font-name="Arial Black" fo:font-style="normal" fo:color="#000000" fo:font-size="4.2mm" fo:hyphenate="false"/>
    </style:style>
    <style:style style:name="Normal" style:display-name="Normal" style:family="paragraph">
      <style:text-properties style:font-name="Calibri" style:font-name-complex="Calibri" fo:color="#000000" fo:hyphenate="false"/>
    </style:style>
    <style:style style:name="DefaultParagraphFont" style:display-name="Default Paragraph Font" style:family="text"/>
    <style:style style:name="footnotedescription" style:display-name="footnote description" style:family="paragraph" style:next-style-name="Normal">
      <style:paragraph-properties fo:margin-bottom="0.00mm"/>
      <style:text-properties style:font-name="Times New Roman" fo:color="#0000FF" fo:font-size="3.5mm" style:text-underline-type="single" style:text-underline-style="solid" style:text-underline-width="auto" style:text-underline-mode="continuous" style:text-underline-color="#0000FF" fo:hyphenate="false"/>
    </style:style>
    <style:style style:name="footnotedescriptionChar" style:display-name="footnote description Char" style:family="text">
      <style:text-properties style:font-name="Times New Roman" style:font-name-complex="Times New Roman" fo:color="#0000FF" fo:font-size="3.5mm" style:text-underline-type="single" style:text-underline-style="solid" style:text-underline-width="auto" style:text-underline-mode="continuous" style:text-underline-color="#0000FF"/>
    </style:style>
    <style:style style:name="footnotemark" style:display-name="footnote mark" style:family="text">
      <style:text-properties style:font-name="Times New Roman" style:font-name-complex="Times New Roman" fo:color="#000000" style:text-position="super 65%" fo:font-size="3.5mm"/>
    </style:style>
    <style:style style:name="ListParagraph" style:display-name="List Paragraph" style:family="paragraph" style:parent-style-name="Normal">
      <style:paragraph-properties fo:margin-left="12.70mm">
        <style:tab-stops/>
      </style:paragraph-properties>
      <style:text-properties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Header" style:display-name="Header" style:family="paragraph" style:parent-style-name="Normal">
      <style:paragraph-properties fo:margin-bottom="0.00mm" fo:line-height="100%">
        <style:tab-stops>
          <style:tab-stop style:type="center" style:position="79.60mm"/>
          <style:tab-stop style:type="right" style:position="159.21mm"/>
        </style:tab-stops>
      </style:paragraph-properties>
      <style:text-properties fo:hyphenate="false"/>
    </style:style>
    <style:style style:name="HeaderChar" style:display-name="Header Char" style:family="text" style:parent-style-name="DefaultParagraphFont">
      <style:text-properties style:font-name="Calibri" style:font-name-complex="Calibri" fo:color="#000000"/>
    </style:style>
    <style:style style:name="Footer" style:display-name="Footer" style:family="paragraph" style:parent-style-name="Normal">
      <style:paragraph-properties fo:margin-bottom="0.00mm" fo:line-height="100%">
        <style:tab-stops>
          <style:tab-stop style:type="center" style:position="79.60mm"/>
          <style:tab-stop style:type="right" style:position="159.21mm"/>
        </style:tab-stops>
      </style:paragraph-properties>
      <style:text-properties fo:hyphenate="false"/>
    </style:style>
    <style:style style:name="FooterChar" style:display-name="Footer Char" style:family="text" style:parent-style-name="DefaultParagraphFont">
      <style:text-properties style:font-name="Calibri" style:font-name-complex="Calibri" fo:color="#000000"/>
    </style:style>
    <text:notes-configuration text:note-class="footnote" text:start-value="0" style:num-format="1" text:start-numbering-at="page"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1LVL1" style:family="text">
      <style:text-properties style:font-name="Arial" style:font-name-complex="Arial" fo:font-weight="normal" fo:font-style="normal" style:text-line-through-type="none" fo:color="#000000" style:text-position="0% 100%" fo:font-size="3.5mm" style:text-underline-type="none" style:text-underline-color="#000000"/>
    </style:style>
    <style:style style:name="WW_CharLFO2LVL1" style:family="text">
      <style:text-properties style:font-name="Arial Narrow" style:font-name-complex="Times New Roman"/>
    </style:style>
    <style:default-page-layout>
      <style:page-layout-properties style:layout-grid-standard-mode="true"/>
    </style:default-page-layout>
    <style:default-style style:family="graphic">
      <style:graphic-properties draw:fill="solid" draw:fill-color="#4472c4" draw:opacity="100%" draw:stroke="solid" svg:stroke-width="0.35mm"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7.53mm" text:min-label-width="0.00mm" text:list-level-position-and-space-mode="label-alignment">
          <style:list-level-label-alignment text:label-followed-by="listtab" fo:margin-left="7.53mm" fo:text-indent="0.00mm"/>
        </style:list-level-properties>
        <style:text-properties style:font-name="Arial"/>
      </text:list-level-style-bullet>
      <text:list-level-style-bullet text:level="2" text:style-name="WW_CharLFO1LVL2" text:bullet-char="o">
        <style:list-level-properties text:space-before="20.28mm" text:min-label-width="0.00mm" text:list-level-position-and-space-mode="label-alignment">
          <style:list-level-label-alignment text:label-followed-by="listtab" fo:margin-left="20.28mm" fo:text-indent="0.00mm"/>
        </style:list-level-properties>
        <style:text-properties style:font-name="Arial"/>
      </text:list-level-style-bullet>
      <text:list-level-style-bullet text:level="3" text:style-name="WW_CharLFO1LVL3" text:bullet-char="▪">
        <style:list-level-properties text:space-before="32.98mm" text:min-label-width="0.00mm" text:list-level-position-and-space-mode="label-alignment">
          <style:list-level-label-alignment text:label-followed-by="listtab" fo:margin-left="32.98mm" fo:text-indent="0.00mm"/>
        </style:list-level-properties>
        <style:text-properties style:font-name="Arial"/>
      </text:list-level-style-bullet>
      <text:list-level-style-bullet text:level="4" text:style-name="WW_CharLFO1LVL4" text:bullet-char="•">
        <style:list-level-properties text:space-before="45.68mm" text:min-label-width="0.00mm" text:list-level-position-and-space-mode="label-alignment">
          <style:list-level-label-alignment text:label-followed-by="listtab" fo:margin-left="45.68mm" fo:text-indent="0.00mm"/>
        </style:list-level-properties>
        <style:text-properties style:font-name="Arial"/>
      </text:list-level-style-bullet>
      <text:list-level-style-bullet text:level="5" text:style-name="WW_CharLFO1LVL5" text:bullet-char="o">
        <style:list-level-properties text:space-before="58.38mm" text:min-label-width="0.00mm" text:list-level-position-and-space-mode="label-alignment">
          <style:list-level-label-alignment text:label-followed-by="listtab" fo:margin-left="58.38mm" fo:text-indent="0.00mm"/>
        </style:list-level-properties>
        <style:text-properties style:font-name="Arial"/>
      </text:list-level-style-bullet>
      <text:list-level-style-bullet text:level="6" text:style-name="WW_CharLFO1LVL6" text:bullet-char="▪">
        <style:list-level-properties text:space-before="71.08mm" text:min-label-width="0.00mm" text:list-level-position-and-space-mode="label-alignment">
          <style:list-level-label-alignment text:label-followed-by="listtab" fo:margin-left="71.08mm" fo:text-indent="0.00mm"/>
        </style:list-level-properties>
        <style:text-properties style:font-name="Arial"/>
      </text:list-level-style-bullet>
      <text:list-level-style-bullet text:level="7" text:style-name="WW_CharLFO1LVL7" text:bullet-char="•">
        <style:list-level-properties text:space-before="83.78mm" text:min-label-width="0.00mm" text:list-level-position-and-space-mode="label-alignment">
          <style:list-level-label-alignment text:label-followed-by="listtab" fo:margin-left="83.78mm" fo:text-indent="0.00mm"/>
        </style:list-level-properties>
        <style:text-properties style:font-name="Arial"/>
      </text:list-level-style-bullet>
      <text:list-level-style-bullet text:level="8" text:style-name="WW_CharLFO1LVL8" text:bullet-char="o">
        <style:list-level-properties text:space-before="96.48mm" text:min-label-width="0.00mm" text:list-level-position-and-space-mode="label-alignment">
          <style:list-level-label-alignment text:label-followed-by="listtab" fo:margin-left="96.48mm" fo:text-indent="0.00mm"/>
        </style:list-level-properties>
        <style:text-properties style:font-name="Arial"/>
      </text:list-level-style-bullet>
      <text:list-level-style-bullet text:level="9" text:style-name="WW_CharLFO1LVL9" text:bullet-char="▪">
        <style:list-level-properties text:space-before="109.18mm" text:min-label-width="0.00mm" text:list-level-position-and-space-mode="label-alignment">
          <style:list-level-label-alignment text:label-followed-by="listtab" fo:margin-left="109.18mm" fo:text-indent="0.00mm"/>
        </style:list-level-properties>
        <style:text-properties style:font-name="Arial"/>
      </text:list-level-style-bullet>
    </text:list-style>
    <text:list-style style:name="LFO2">
      <text:list-level-style-bullet text:level="1" text:style-name="WW_CharLFO2LVL1" text:bullet-char="-">
        <style:list-level-properties text:space-before="6.35mm" text:min-label-width="6.35mm" text:list-level-position-and-space-mode="label-alignment">
          <style:list-level-label-alignment text:label-followed-by="listtab" fo:margin-left="12.70mm" fo:text-indent="-6.35mm"/>
        </style:list-level-properties>
        <style:text-properties style:font-name="Arial Narrow"/>
      </text:list-level-style-bullet>
      <text:list-level-style-bullet text:level="2" text:style-name="WW_CharLFO2LVL2" text:bullet-char="o">
        <style:list-level-properties text:space-before="19.05mm" text:min-label-width="6.35mm" text:list-level-position-and-space-mode="label-alignment">
          <style:list-level-label-alignment text:label-followed-by="listtab" fo:margin-left="25.40mm" fo:text-indent="-6.35mm"/>
        </style:list-level-properties>
        <style:text-properties style:font-name="Courier New"/>
      </text:list-level-style-bullet>
      <text:list-level-style-bullet text:level="3" text:style-name="WW_CharLFO2LVL3" text:bullet-char="">
        <style:list-level-properties text:space-before="31.75mm" text:min-label-width="6.35mm" text:list-level-position-and-space-mode="label-alignment">
          <style:list-level-label-alignment text:label-followed-by="listtab" fo:margin-left="38.10mm" fo:text-indent="-6.35mm"/>
        </style:list-level-properties>
        <style:text-properties style:font-name="Wingdings"/>
      </text:list-level-style-bullet>
      <text:list-level-style-bullet text:level="4" text:style-name="WW_CharLFO2LVL4" text:bullet-char="">
        <style:list-level-properties text:space-before="44.45mm" text:min-label-width="6.35mm" text:list-level-position-and-space-mode="label-alignment">
          <style:list-level-label-alignment text:label-followed-by="listtab" fo:margin-left="50.80mm" fo:text-indent="-6.35mm"/>
        </style:list-level-properties>
        <style:text-properties style:font-name="Symbol"/>
      </text:list-level-style-bullet>
      <text:list-level-style-bullet text:level="5" text:style-name="WW_CharLFO2LVL5" text:bullet-char="o">
        <style:list-level-properties text:space-before="57.15mm" text:min-label-width="6.35mm" text:list-level-position-and-space-mode="label-alignment">
          <style:list-level-label-alignment text:label-followed-by="listtab" fo:margin-left="63.50mm" fo:text-indent="-6.35mm"/>
        </style:list-level-properties>
        <style:text-properties style:font-name="Courier New"/>
      </text:list-level-style-bullet>
      <text:list-level-style-bullet text:level="6" text:style-name="WW_CharLFO2LVL6" text:bullet-char="">
        <style:list-level-properties text:space-before="69.85mm" text:min-label-width="6.35mm" text:list-level-position-and-space-mode="label-alignment">
          <style:list-level-label-alignment text:label-followed-by="listtab" fo:margin-left="76.20mm" fo:text-indent="-6.35mm"/>
        </style:list-level-properties>
        <style:text-properties style:font-name="Wingdings"/>
      </text:list-level-style-bullet>
      <text:list-level-style-bullet text:level="7" text:style-name="WW_CharLFO2LVL7" text:bullet-char="">
        <style:list-level-properties text:space-before="82.55mm" text:min-label-width="6.35mm" text:list-level-position-and-space-mode="label-alignment">
          <style:list-level-label-alignment text:label-followed-by="listtab" fo:margin-left="88.90mm" fo:text-indent="-6.35mm"/>
        </style:list-level-properties>
        <style:text-properties style:font-name="Symbol"/>
      </text:list-level-style-bullet>
      <text:list-level-style-bullet text:level="8" text:style-name="WW_CharLFO2LVL8" text:bullet-char="o">
        <style:list-level-properties text:space-before="95.25mm" text:min-label-width="6.35mm" text:list-level-position-and-space-mode="label-alignment">
          <style:list-level-label-alignment text:label-followed-by="listtab" fo:margin-left="101.60mm" fo:text-indent="-6.35mm"/>
        </style:list-level-properties>
        <style:text-properties style:font-name="Courier New"/>
      </text:list-level-style-bullet>
      <text:list-level-style-bullet text:level="9" text:style-name="WW_CharLFO2LVL9" text:bullet-char="">
        <style:list-level-properties text:space-before="107.95mm" text:min-label-width="6.35mm" text:list-level-position-and-space-mode="label-alignment">
          <style:list-level-label-alignment text:label-followed-by="listtab" fo:margin-left="114.30mm" fo:text-indent="-6.35mm"/>
        </style:list-level-properties>
        <style:text-properties style:font-name="Wingdings"/>
      </text:list-level-style-bullet>
    </text:list-style>
    <style:page-layout style:name="PL0">
      <style:page-layout-properties fo:page-width="210.00mm" fo:page-height="297.00mm" style:print-orientation="portrait" fo:margin-top="12.70mm" fo:margin-left="12.70mm" fo:margin-bottom="12.70mm" fo:margin-right="12.70mm" style:num-format="1">
        <style:footnote-sep style:width="0.18mm" style:rel-width="33%" style:color="#000000" style:line-style="solid" style:adjustment="left"/>
      </style:page-layout-properties>
      <style:header-style>
        <style:header-footer-properties style:dynamic-spacing="true" fo:min-height="2.54mm"/>
      </style:header-style>
      <style:footer-style>
        <style:header-footer-properties style:dynamic-spacing="true" fo:min-height="6.35mm"/>
      </style:footer-style>
    </style:page-layout>
    <style:style style:name="foot-date" style:parent-style-name="Footer" style:family="paragraph">
      <style:text-properties style:font-name="Arial" style:font-name-complex="Arial" fo:font-style="italic" style:font-style-complex="italic" fo:font-size="3.2mm"/>
    </style:style>
  </office:automatic-styles>
  <office:master-styles>
    <style:master-page style:name="MP0" style:page-layout-name="PL0">
      <style:footer>
        <text:p text:style-name="foot-date">2023-06-09 (nice)</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subject/>
    <meta:initial-creator>VisualPlugin</meta:initial-creator>
    <dc:creator>VisualPlugin</dc:creator>
    <meta:creation-date>2023-05-17T23:01:00Z</meta:creation-date>
    <dc:date>2023-05-17T23:03:00Z</dc:date>
    <meta:print-date>2021-02-16T07:18:00Z</meta:print-date>
    <meta:template xlink:href="Normal.dotm" xlink:type="simple"/>
    <meta:editing-cycles>666</meta:editing-cycles>
    <meta:editing-duration>PT69S</meta:editing-duration>
    <meta:document-statistic meta:page-count="1" meta:paragraph-count="7" meta:word-count="420" meta:character-count="666" meta:row-count="23" meta:non-whitespace-character-count="6969"/>
  </office:meta>
</office:document-meta>
</file>

<file path=catalogue.txt>R&#333;blox Custom Catalogue is an open-source marketplace that allows users to sell their own hats/accessories, and packages outside the official R&#333;blox avatar store.
- Drafted a sleek and modern user interface for the using R&#333;blox Studio, sans 3rd-party libraries.
</file>

<file path=projects.txt>2022-07 &#8725; Present
R&#333;blox Script Executor
is a command-line interface that makes running scripts on Roblox.
Built a custom syntax for script execution in Roblox on top of the existing Luau language.
Introduced per-script parameterization, when a normal GUI wouldn't make it that easy for users.
Created 142 predefined scripts in a sister repository, many of whuch have help pages.

2021-06 &#8725; 2022-05
R&#333;blox Custom Catalogue
was a prospective Free marketplace licenced under the GNU GPL.
Drafted a sleek and modern user interface for the using R&#333;blox Studio, sans 3rd-party libraries.
Allows users to sell hats, accessories, and packages outside the official R&#333;blox avatar store.

2022-12
Screwdja-YuJa
was a severe vulnerability in YuJa's API.
Allowed accessing all saved videos and their respective metadata.
Developed a Python script that scraped metadata from YuJa and stored it in a SQLite file.
Reported to YuJa and found the exploit to be resolved after ~2 days.

2021-05 / 2022-02
Time is Musical
is a musical adaptation of the WWV time station.
Plays a unique index-based composition of five loops every minute of the day.
Produced 42 unique synth loops using FL Studio 20.
Constructed Python script to generate stream parameters.
Streamed live on YouTube using FFmpeg's lavfi filter.

2018-02 / 2019-09
Webhooky
was a lightweight, database-driven webhook proxy project intended for ROBLOX games to interact with Discord's webhook API.
Made use of PHP, MySQL, and PHPMyAdmin to process and store request logs.
Over 200 game developers used the service to help transfer data to Discord.

2020-05
Windows81.github.io
is a personal website hosted on GitHub Pages.
Compiles my creative 3D-showcasing work on R&#333;blox.
Incorporates elements of responsive philosophy.
Hand-coded using HTML and CSS, sans third-party frameworks.

2019-12 / 2020-11
GoAnimate Wrapper
is a locally hosted project designed to interop with Vyond's Legacy Video Maker. With assistance from a team of community experts, Wrapper became my most significant production-level full-stack web project to date.
Coded a modern API in Node.JS to replicate server functionalities
Reverse-engineered Shockwave Flash files and analysed legacy ActionScript code.
Hundreds of minutes of engaging video experiences were delivered as of May 2021.
More than 21,000 total results appear on a YouTube query for Wrapper and derivative works.
</file>